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05af50" officeooo:paragraph-rsid="0005af50" style:font-size-asian="16pt" style:font-size-complex="16pt"/>
    </style:style>
    <style:style style:name="P2" style:family="paragraph" style:parent-style-name="Preformatted_20_Text">
      <style:text-properties officeooo:rsid="0005c0a1" officeooo:paragraph-rsid="0005c0a1"/>
    </style:style>
    <style:style style:name="P3" style:family="paragraph" style:parent-style-name="Preformatted_20_Text">
      <style:text-properties officeooo:rsid="00073626" officeooo:paragraph-rsid="00073626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0f5f75" officeooo:paragraph-rsid="000f5f75"/>
    </style:style>
    <style:style style:name="P5" style:family="paragraph" style:parent-style-name="Preformatted_20_Text">
      <style:text-properties style:text-underline-style="none" officeooo:rsid="000f5f75" officeooo:paragraph-rsid="000f5f75"/>
    </style:style>
    <style:style style:name="P6" style:family="paragraph" style:parent-style-name="Preformatted_20_Text">
      <style:text-properties style:text-underline-style="none" officeooo:rsid="001825c0" officeooo:paragraph-rsid="001825c0"/>
    </style:style>
    <style:style style:name="P7" style:family="paragraph" style:parent-style-name="Preformatted_20_Text">
      <style:text-properties style:text-underline-style="none" officeooo:rsid="001825c0" officeooo:paragraph-rsid="001825c0"/>
    </style:style>
    <style:style style:name="P8" style:family="paragraph" style:parent-style-name="Preformatted_20_Text">
      <style:text-properties style:text-underline-style="none" officeooo:rsid="001e4b15" officeooo:paragraph-rsid="001e4b15"/>
    </style:style>
    <style:style style:name="P9" style:family="paragraph" style:parent-style-name="Preformatted_20_Text">
      <style:text-properties style:text-underline-style="none" officeooo:rsid="00204b04" officeooo:paragraph-rsid="00204b04"/>
    </style:style>
    <style:style style:name="P10" style:family="paragraph" style:parent-style-name="Preformatted_20_Text">
      <style:text-properties style:text-underline-style="none" officeooo:rsid="0027e017" officeooo:paragraph-rsid="00204b04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729fcf"/>
    </style:style>
    <style:style style:name="T1" style:family="text">
      <style:text-properties officeooo:rsid="0009abe0"/>
    </style:style>
    <style:style style:name="T2" style:family="text">
      <style:text-properties officeooo:rsid="0010ccbe"/>
    </style:style>
    <style:style style:name="T3" style:family="text">
      <style:text-properties officeooo:rsid="00121d1b"/>
    </style:style>
    <style:style style:name="T4" style:family="text">
      <style:text-properties officeooo:rsid="001293ba"/>
    </style:style>
    <style:style style:name="T5" style:family="text">
      <style:text-properties officeooo:rsid="0013e9ed"/>
    </style:style>
    <style:style style:name="T6" style:family="text">
      <style:text-properties officeooo:rsid="0019062a"/>
    </style:style>
    <style:style style:name="T7" style:family="text">
      <style:text-properties officeooo:rsid="00212ab2"/>
    </style:style>
    <style:style style:name="T8" style:family="text">
      <style:text-properties officeooo:rsid="0022687e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cm" svg:stroke-color="#000000" draw:marker-start-width="0.355cm" draw:marker-end-width="0.355cm" draw:fill="none" draw:fill-color="#729fcf" fo:min-height="2.699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1" svg:width="2.356cm" svg:height="0.742cm" svg:x="0.249cm" svg:y="1.739cm"><draw:text-box><text:p>Kunde</text:p></draw:text-box></draw:frame><draw:frame text:anchor-type="paragraph" draw:z-index="1" draw:name="Shape2" draw:style-name="gr2" draw:text-style-name="P11" svg:width="4.34cm" svg:height="0.821cm" svg:x="3.582cm" svg:y="1.633cm"><draw:text-box><text:p>Konkurenz</text:p></draw:text-box></draw:frame><draw:line text:anchor-type="paragraph" draw:z-index="2" draw:name="Shape3" draw:style-name="gr3" draw:text-style-name="P12" svg:x1="1.624cm" svg:y1="0.654cm" svg:x2="0.963cm" svg:y2="1.368cm"><text:p/></draw:line><draw:line text:anchor-type="paragraph" draw:z-index="3" draw:name="Shape4" draw:style-name="gr3" draw:text-style-name="P12" svg:x1="1.916cm" svg:y1="0.654cm" svg:x2="3.768cm" svg:y2="1.395cm"><text:p/></draw:line><draw:frame text:anchor-type="paragraph" draw:z-index="4" draw:name="Shape5" draw:style-name="gr4" draw:text-style-name="P13" svg:width="8.997cm" svg:height="2.703cm" svg:x="8.186cm" svg:y="0.231cm"><draw:text-box><text:p>- Dieses Modell gilt nur im <text:tab/><text:tab/><text:tab/>Zusammenhang mit einem vollkkommenen Markt</text:p></draw:text-box></draw:frame>Maket – ing 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erkäufermarkt | N &gt; A</text:p>
      <text:p text:style-name="P3">Käufermarkt | N &lt; A →<text:span text:style-name="T1"> Kunde ist König</text:span></text:p>
      <text:p text:style-name="P3"/>
      <text:p text:style-name="P3"/>
      <text:p text:style-name="P4">Erstellen eines Marketing-Konzepts</text:p>
      <text:p text:style-name="P4"/>
      <text:p text:style-name="P5">1 – Umfeldanalyse (Rahmenbedingung)</text:p>
      <text:p text:style-name="P5"><text:tab/>- technologische Bedingungen</text:p>
      <text:p text:style-name="P5"><text:tab/>- <text:span text:style-name="T2">rechtliche Rahmenbedingungen</text:span></text:p>
      <text:p text:style-name="P5"><text:tab/>- <text:span text:style-name="T3">politische Rahmenbedingungen</text:span></text:p>
      <text:p text:style-name="P5"><text:tab/>- <text:span text:style-name="T4">gesamtwirtschaftliche Bedingungen </text:span></text:p>
      <text:p text:style-name="P5"><text:tab/>- <text:span text:style-name="T4">Branchenentwicklung</text:span></text:p>
      <text:p text:style-name="P5"><text:tab/>- <text:span text:style-name="T5">Stärken und Schwächen (SWOT)</text:span></text:p>
      <text:p text:style-name="P6">2 – Marketingkonzept</text:p>
      <text:p text:style-name="P6"><text:tab/>a) Wo wollen wir hin → Marketing Ziel setzten</text:p>
      <text:p text:style-name="P6"><text:tab/>b) Wie gelangen wir dahin? → Marketingstrategien</text:p>
      <text:p text:style-name="P6"><text:tab/>c) Was brauche ich dazu → Marketinginstrumente (Marketing-Mix)</text:p>
      <text:p text:style-name="P6"><text:tab/><text:span text:style-name="T6">SMART – spezifisch, messbar, akzeptier, realistischm, terminisiert</text:span></text:p>
      <text:p text:style-name="P6"/>
      <text:p text:style-name="P6"/>
      <text:p text:style-name="P6"/>
      <text:p text:style-name="P6"/>
      <text:p text:style-name="P8">Marktstrategien</text:p>
      <text:p text:style-name="P8"><draw:frame text:anchor-type="paragraph" draw:z-index="5" draw:name="Shape6" draw:style-name="gr5" draw:text-style-name="P11" svg:width="3.493cm" svg:height="1.985cm" svg:x="0.09cm" svg:y="1.752cm"><draw:text-box><text:p>Markt-</text:p><text:p>durchdringung</text:p></draw:text-box></draw:frame><draw:frame text:anchor-type="paragraph" draw:z-index="6" draw:name="Shape7" draw:style-name="gr6" draw:text-style-name="P11" svg:width="7.462cm" svg:height="0.874cm" svg:x="3.397cm" svg:y="0.561cm"><draw:text-box><text:p>a) Wachstumsstrategie</text:p></draw:text-box></draw:frame><draw:line text:anchor-type="paragraph" draw:z-index="7" draw:name="Shape8" draw:style-name="gr7" draw:text-style-name="P12" svg:x1="1.598cm" svg:y1="1.751cm" svg:x2="3.265cm" svg:y2="0.984cm"><text:p/></draw:line><draw:frame text:anchor-type="paragraph" draw:z-index="8" draw:name="Shape9" draw:style-name="gr8" draw:text-style-name="P11" svg:width="4.049cm" svg:height="1.615cm" svg:x="4.773cm" svg:y="2.043cm"><draw:text-box><text:p>Markt-</text:p><text:p>entwicklung</text:p><text:p/></draw:text-box></draw:frame><draw:line text:anchor-type="paragraph" draw:z-index="9" draw:name="Shape10" draw:style-name="gr7" draw:text-style-name="P12" svg:x1="5.276cm" svg:y1="1.222cm" svg:x2="5.276cm" svg:y2="1.857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b) Marktsegmentierung</text:p>
      <text:p text:style-name="P9">c) Wettbewerbsstrategie <text:span text:style-name="T7">(Kostenführerschaft)</text:span></text:p>
      <text:p text:style-name="P9"><text:tab/>- <text:span text:style-name="T8">Kostensenkung</text:span></text:p>
      <text:p text:style-name="P9"><text:tab/>- <text:span text:style-name="T8">Produktdifferenzierung (biete andere Produkte als der Konkurrent an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05af50" officeooo:paragraph-rsid="0005af50" style:font-size-asian="16pt" style:font-size-complex="1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ket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12:57:15.112111175</dc:date>
    <meta:editing-duration>PT1H34M35S</meta:editing-duration>
    <meta:editing-cycles>32</meta:editing-cycles>
    <meta:generator>LibreOffice/5.2.2.2.0$Linux_X86_64 LibreOffice_project/20m0$Build-2</meta:generator>
    <meta:document-statistic meta:table-count="0" meta:image-count="0" meta:object-count="0" meta:page-count="1" meta:paragraph-count="22" meta:word-count="91" meta:character-count="743" meta:non-whitespace-character-count="655"/>
  </office:meta>
</office:document-meta>
</file>